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87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0pt" style:font-size-asian="20pt" style:font-size-complex="20pt"/>
    </style:style>
    <style:style style:name="P3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5" draw:id="id15" draw:layer="layout" svg:width="13.5cm" svg:height="5.1cm" svg:x="13.8cm" svg:y="1.4cm">
          <text:p text:style-name="P1"><text:span text:style-name="T1">blinkOrange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1.1cm" svg:height="1cm" svg:x="9.098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1cm" svg:height="1cm" svg:x="7.898cm" svg:y="17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298cm" svg:y1="15.2cm" svg:x2="27.698cm" svg:y2="15.2cm">
          <text:p/>
        </draw:line>
        <draw:frame draw:style-name="gr4" draw:text-style-name="P3" draw:layer="layout" svg:width="4.598cm" svg:height="1.337cm" svg:x="1cm" svg:y="15.563cm">
          <draw:text-box>
            <text:p><text:span text:style-name="T1">ChibiOS/RT</text:span></text:p>
          </draw:text-box>
        </draw:frame>
        <draw:custom-shape draw:style-name="gr5" draw:text-style-name="P2" xml:id="id2" draw:id="id2" draw:layer="layout" svg:width="7.133cm" svg:height="1.8cm" svg:x="2.465cm" svg:y="17.2cm">
          <text:p text:style-name="P1"><text:span text:style-name="T1">chThdCreateSt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4.167cm" svg:height="1.8cm" svg:x="18.998cm" svg:y="17.2cm">
          <text:p text:style-name="P1"><text:span text:style-name="T1">palSet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4.5cm" svg:height="1.8cm" svg:x="23.565cm" svg:y="17.2cm">
          <text:p text:style-name="P1"><text:span text:style-name="T1">palClear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0" draw:id="id10" draw:layer="layout" svg:width="8.6cm" svg:height="1.8cm" svg:x="9.998cm" svg:y="17.2cm">
          <text:p text:style-name="P1"><text:span text:style-name="T1">chThdSleepMillisec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3.1cm" svg:height="1.8cm" svg:x="1.598cm" svg:y="9.9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3.148cm" svg:y1="11.7cm" svg:x2="6.031cm" svg:y2="17.2cm" draw:start-shape="id1" draw:start-glue-point="2" draw:end-shape="id2" svg:d="m3148 11700c0 4126 2883 1377 2883 5500" svg:viewBox="0 0 2884 5501">
          <text:p/>
        </draw:connector>
        <draw:custom-shape draw:style-name="gr5" draw:text-style-name="P2" xml:id="id3" draw:id="id3" draw:layer="layout" svg:width="4.4cm" svg:height="1.8cm" svg:x="4.1cm" svg:y="12cm">
          <text:p text:style-name="P1"><text:span text:style-name="T1">waThread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3cm" svg:y1="13.8cm" svg:x2="6.031cm" svg:y2="17.2cm" draw:start-shape="id3" draw:start-glue-point="2" draw:end-shape="id2" draw:end-glue-point="0" svg:d="m6300 13800c0 2551-269 852-269 3400" svg:viewBox="0 0 270 3401">
          <text:p/>
        </draw:connector>
        <draw:custom-shape draw:style-name="gr8" draw:text-style-name="P2" draw:layer="layout" svg:width="8.8cm" svg:height="2.9cm" svg:x="6.8cm" svg:y="8.7cm">
          <text:p text:style-name="P1"><text:span text:style-name="T1">Thre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8.448cm" svg:y1="17.2cm" svg:x2="9.648cm" svg:y2="11.7cm" draw:start-shape="id4" draw:start-glue-point="0" draw:end-shape="id5" draw:end-glue-point="2" svg:d="m8448 17200c0-4125 1200-1375 1200-5500" svg:viewBox="0 0 1201 5501">
          <text:p text:style-name="P1"/>
        </draw:connector>
        <draw:frame draw:style-name="gr10" draw:text-style-name="P3" draw:layer="layout" svg:width="6.935cm" svg:height="1.337cm" svg:x="3.863cm" svg:y="7.3cm">
          <draw:text-box>
            <text:p><text:span text:style-name="T1">Application (C lang)</text:span></text:p>
          </draw:text-box>
        </draw:frame>
        <draw:custom-shape draw:style-name="gr5" draw:text-style-name="P2" xml:id="id7" draw:id="id7" draw:layer="layout" svg:width="2.25cm" svg:height="1.8cm" svg:x="17.948cm" svg:y="4.3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3.126cm" svg:height="1.8cm" svg:x="14.298cm" svg:y="4.3cm">
          <text:p text:style-name="P1"><text:span text:style-name="T1">LED 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3.126cm" svg:height="1.8cm" svg:x="20.772cm" svg:y="4.3cm">
          <text:p text:style-name="P1"><text:span text:style-name="T1">LED off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2.25cm" svg:height="1.8cm" svg:x="24.398cm" svg:y="4.3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5.861cm" svg:y1="4.3cm" svg:x2="19.073cm" svg:y2="4.3cm" draw:start-shape="id6" draw:start-glue-point="0" draw:end-shape="id7" draw:end-glue-point="0" svg:d="m15861 4300c0-825 3212-825 3212 0" svg:viewBox="0 0 3213 620">
          <text:p/>
        </draw:connector>
        <draw:connector draw:style-name="gr6" draw:text-style-name="P1" draw:layer="layout" draw:type="curve" svg:x1="19.073cm" svg:y1="4.3cm" svg:x2="22.335cm" svg:y2="4.3cm" draw:start-shape="id7" draw:start-glue-point="0" draw:end-shape="id8" svg:d="m19073 4300c0-825 3262-825 3262 0" svg:viewBox="0 0 3263 620">
          <text:p/>
        </draw:connector>
        <draw:connector draw:style-name="gr6" draw:text-style-name="P1" draw:layer="layout" draw:type="curve" svg:x1="22.335cm" svg:y1="4.3cm" svg:x2="25.523cm" svg:y2="4.3cm" draw:start-shape="id8" draw:start-glue-point="0" draw:end-shape="id9" svg:d="m22335 4300c0-825 3188-825 3188 0" svg:viewBox="0 0 3189 620">
          <text:p/>
        </draw:connector>
        <draw:connector draw:style-name="gr6" draw:text-style-name="P1" draw:layer="layout" draw:type="curve" svg:x1="25.523cm" svg:y1="6.1cm" svg:x2="14.298cm" svg:y2="17.2cm" draw:start-shape="id9" draw:start-glue-point="2" draw:end-shape="id10" svg:d="m25523 6100c0 8326-11225 2777-11225 11100" svg:viewBox="0 0 11226 11101">
          <text:p/>
        </draw:connector>
        <draw:connector draw:style-name="gr6" draw:text-style-name="P1" draw:layer="layout" draw:type="curve" svg:x1="19.073cm" svg:y1="6.1cm" svg:x2="14.298cm" svg:y2="17.2cm" draw:start-shape="id7" draw:end-shape="id10" draw:end-glue-point="0" svg:d="m19073 6100c0 8326-4775 2777-4775 11100" svg:viewBox="0 0 4776 11101">
          <text:p/>
        </draw:connector>
        <draw:connector draw:style-name="gr6" draw:text-style-name="P1" draw:layer="layout" draw:type="curve" svg:x1="15.861cm" svg:y1="6.1cm" svg:x2="21.081cm" svg:y2="17.2cm" draw:start-shape="id6" draw:start-glue-point="2" draw:end-shape="id11" draw:end-glue-point="0" svg:d="m15861 6100c0 8326 5220 2777 5220 11100" svg:viewBox="0 0 5221 11101">
          <text:p/>
        </draw:connector>
        <draw:connector draw:style-name="gr6" draw:text-style-name="P1" draw:layer="layout" draw:type="curve" svg:x1="22.335cm" svg:y1="6.1cm" svg:x2="25.815cm" svg:y2="17.2cm" draw:start-shape="id8" draw:start-glue-point="2" draw:end-shape="id12" svg:d="m22335 6100c0 8326 3480 2777 3480 11100" svg:viewBox="0 0 3481 11101">
          <text:p/>
        </draw:connector>
        <draw:frame draw:style-name="gr4" draw:text-style-name="P3" draw:layer="layout" svg:width="2.841cm" svg:height="2.323cm" svg:x="9.7cm" svg:y="12.5cm">
          <draw:text-box>
            <text:p><text:span text:style-name="T1">Create</text:span></text:p>
            <text:p><text:span text:style-name="T1">thread</text:span></text:p>
          </draw:text-box>
        </draw:frame>
        <draw:line draw:style-name="gr3" draw:text-style-name="P1" draw:layer="layout" svg:x1="1.3cm" svg:y1="7.2cm" svg:x2="27.7cm" svg:y2="7.2cm">
          <text:p/>
        </draw:line>
        <draw:frame draw:style-name="gr4" draw:text-style-name="P3" draw:layer="layout" svg:width="7.392cm" svg:height="1.337cm" svg:x="3.408cm" svg:y="1.363cm">
          <draw:text-box>
            <text:p><text:span text:style-name="T1">Application (Haskell)</text:span></text:p>
          </draw:text-box>
        </draw:frame>
        <draw:custom-shape draw:style-name="gr5" draw:text-style-name="P2" xml:id="id13" draw:id="id13" draw:layer="layout" svg:width="5cm" svg:height="1.8cm" svg:x="1.3cm" svg:y="4.5cm">
          <text:p text:style-name="P1"><text:span text:style-name="T1">main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3.148cm" svg:y1="9.9cm" svg:x2="3.8cm" svg:y2="6.3cm" draw:start-shape="id1" draw:start-glue-point="0" draw:end-shape="id13" svg:d="m3148 9900c0-2698 652-899 652-3600" svg:viewBox="0 0 653 3601">
          <text:p/>
        </draw:connector>
        <draw:connector draw:style-name="gr6" draw:text-style-name="P1" draw:layer="layout" draw:type="curve" svg:x1="13.9cm" svg:y1="9.949cm" svg:x2="11.075cm" svg:y2="9.949cm" draw:start-shape="id14" draw:start-glue-point="1" draw:end-shape="id14" draw:end-glue-point="3" svg:d="m13900 9949c825 0 550 1102-1413 1102s-2238-1102-1412-1102" svg:viewBox="0 0 3701 1103">
          <text:p/>
        </draw:connector>
        <draw:custom-shape draw:style-name="gr5" draw:text-style-name="P2" xml:id="id14" draw:id="id14" draw:layer="layout" svg:width="2.825cm" svg:height="1.102cm" svg:x="11.075cm" svg:y="9.398cm">
          <text:p text:style-name="P1"><text:span text:style-name="T1">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2.487cm" svg:y1="9.398cm" svg:x2="13.8cm" svg:y2="3.95cm" draw:start-shape="id14" draw:end-shape="id15" draw:end-glue-point="3" svg:d="m12487 9398c0-3632 437-5448 1313-5448" svg:viewBox="0 0 1314 54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11-02T16:20:06.068112553</meta:creation-date>
    <dc:date>2013-11-02T17:33:06.531474377</dc:date>
    <dc:creator>Okabe Kiwamu</dc:creator>
    <meta:editing-duration>PT53M29S</meta:editing-duration>
    <meta:editing-cycles>66</meta:editing-cycles>
    <meta:generator>LibreOffice/4.1.3.2$Linux_X86_64 LibreOffice_project/410m0$Build-2</meta:generator>
    <meta:document-statistic meta:object-count="35"/>
  </office:meta>
</office:document-meta>
</file>